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328" officeooo:paragraph-rsid="0009795f"/>
    </style:style>
    <style:style style:name="P2" style:family="paragraph" style:parent-style-name="Standard">
      <style:text-properties officeooo:rsid="003344e6" officeooo:paragraph-rsid="0009795f"/>
    </style:style>
    <style:style style:name="P3" style:family="paragraph" style:parent-style-name="Standard">
      <style:text-properties officeooo:rsid="003487ba" officeooo:paragraph-rsid="0009795f"/>
    </style:style>
    <style:style style:name="P4" style:family="paragraph" style:parent-style-name="Standard">
      <style:text-properties officeooo:rsid="0031f741" officeooo:paragraph-rsid="0009795f"/>
    </style:style>
    <style:style style:name="P5" style:family="paragraph" style:parent-style-name="Standard">
      <style:text-properties officeooo:rsid="000841c5" officeooo:paragraph-rsid="0009795f"/>
    </style:style>
    <style:style style:name="P6" style:family="paragraph" style:parent-style-name="Standard">
      <style:text-properties officeooo:rsid="000662b1" officeooo:paragraph-rsid="0009795f"/>
    </style:style>
    <style:style style:name="P7" style:family="paragraph" style:parent-style-name="Standard">
      <style:text-properties officeooo:rsid="00076e90" officeooo:paragraph-rsid="0009795f"/>
    </style:style>
    <style:style style:name="P8" style:family="paragraph" style:parent-style-name="Standard">
      <style:text-properties officeooo:rsid="0009bbe4" officeooo:paragraph-rsid="0009795f"/>
    </style:style>
    <style:style style:name="P9" style:family="paragraph" style:parent-style-name="Standard">
      <style:text-properties officeooo:rsid="000aab32" officeooo:paragraph-rsid="0009795f"/>
    </style:style>
    <style:style style:name="P10" style:family="paragraph" style:parent-style-name="Standard">
      <style:text-properties officeooo:rsid="000b0c8c" officeooo:paragraph-rsid="0009795f"/>
    </style:style>
    <style:style style:name="T1" style:family="text">
      <style:text-properties officeooo:rsid="000841c5"/>
    </style:style>
    <style:style style:name="T2" style:family="text">
      <style:text-properties officeooo:rsid="030539f3"/>
    </style:style>
    <style:style style:name="T3" style:family="text">
      <style:text-properties officeooo:rsid="00f7a17b"/>
    </style:style>
    <style:style style:name="T4" style:family="text">
      <style:text-properties officeooo:rsid="010f0349"/>
    </style:style>
    <style:style style:name="T5" style:family="text">
      <style:text-properties officeooo:rsid="000aab32"/>
    </style:style>
    <style:style style:name="T6" style:family="text">
      <style:text-properties officeooo:rsid="011037f0"/>
    </style:style>
    <style:style style:name="T7" style:family="text">
      <style:text-properties officeooo:rsid="00f81c02"/>
    </style:style>
    <style:style style:name="T8" style:family="text">
      <style:text-properties officeooo:rsid="000b83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Утром, на областной олимпиаде, мне, как и остальным соревнующимся восьмиклассникам, выдали целую тонкую тетрадь с чернильным штампом на каждом двойном листе.</text:p>
      <text:p text:style-name="P2">На первом надо написать кто ты и <text:s/>откуда.</text:p>
      <text:p text:style-name="P2">На втором — а не поместится, то и <text:s/>на третьем — переписать задание с доски. </text:p>
      <text:p text:style-name="P2">Всего шесть задач.</text:p>
      <text:p text:style-name="P2">Ничего себе! Три оказались из тех, что вечером наш старший решал с нами в гостинице.</text:p>
      <text:p text:style-name="P2">Но для меня утро не стало мудреней вечера — как был, так и остался полный ноль.</text:p>
      <text:p text:style-name="P3">Сидеть без дела скучно, а сразу подняться и уйти казалось невежливым.</text:p>
      <text:p text:style-name="P3">Вокруг царила напряжённая тишина сосредоточенной работы мыслей. Вдруг отвлеку кого-то?</text:p>
      <text:p text:style-name="P3">Я открыл последнюю страницу тетрадки и начал карандашом рисовать разбойника.</text:p>
      <text:p text:style-name="P3">Мне хорошо представлялось его лицо — широкие усы, глаза-сливы, на голове тюрбан. И чуть оглядывается через плечо.</text:p>
      <text:p text:style-name="P3">Но на бумаге выходило всё не то. И даже пистолет с широким раструбом, как у разбойников в «Снежной королеве», не помог делу.</text:p>
      <text:p text:style-name="P3">М-да, не потянул я на Ньютона; и Репин из меня тоже никакой.</text:p>
      <text:p text:style-name="P3">Я вспомнил папиного ослика, который вывез его из партшколы.</text:p>
      <text:p text:style-name="P3">Похоже, мне придётся пешком...</text:p>
      <text:p text:style-name="P3">Я отнёс тетрадку на стол проверяющих и вышел за дверь.</text:p>
      <text:p text:style-name="P4"/>
      <text:p text:style-name="P5">Конечно же, фиаско в столь важных областях — физика и живопись — меня морально сплющило.</text:p>
      <text:p text:style-name="P5">Чтоб заглушить чувство неполноценности, а короче — с горя, я приобрёл пачку сигарет с фильтром; «Орбита» за тридцать копеек.</text:p>
      <text:p text:style-name="P5">Однако, орбитальное испытание было отложено до возвращения в Конотоп, да и там минуло дня два, пока я улучил момент уединиться с этой пачкой в огородном туалете.</text:p>
      <text:p text:style-name="P5">Затяжка. Две. Кашель. Зеленовато-прозрачные бублики плывут перед глазами. Тошнота.</text:p>
      <text:p text:style-name="P5">Всё как описывал Марк Твен. </text:p>
      <text:p text:style-name="P5">Надо верить классикам — не пришлось бы выбрасывать в сортирную дыру почти непочатую пачку «Орбиты» за тридцать копеек.</text:p>
      <text:p text:style-name="P6"/>
      <text:p text:style-name="P6">Напротив привокзальной площади, по ту сторону трамвайных путей и асфальта дороги, раскинулся парк имени Луначарского — аллеи высоких деревьев, куртины стриженных кустов.</text:p>
      <text:p text:style-name="P7">У входа, лицом к Вокзалу, <text:span text:style-name="T1">высокий серый пьедестал с белым памятником Ленина.</text:span></text:p>
      <text:p text:style-name="P5">Стоит в полный рост, схватив себя за лацкан пиджака, правая рука опущена во всю длину и чуть отведена назад. Поэтичная статуя.</text:p>
      <text:p text:style-name="P8">Позади памятника, опять-таки в окружении деревьев, трёхэтажная махина ДК Луначарского. В просторечии — Лунатик.</text:p>
      <text:p text:style-name="P8">Не комиссар просвещения, конечно, а дом культуры.</text:p>
      <text:p text:style-name="P8">Никаких архитектурных излишеств — ровные стены, квадратные окна, прямоугольный вход.</text:p>
      <text:p text:style-name="P8">Лунатик имеет и четвёртый этаж, уходящий вглубь земли — кинозал.</text:p>
      <text:p text:style-name="P8">Но поскольку показ фильмов в ДК опережал показ тех же самых фильмов <text:span text:style-name="T2">в клубе КПВРЗ </text:span>всего <text:span text:style-name="T2">лишь</text:span> на одну неделю, да ещё и платить надо — он не входил в сферу наших интересов.</text:p>
      <text:p text:style-name="P8">Ажиотаж вокруг ДК <text:span text:style-name="T3">вспыхивал</text:span> во втором полугодии учебного года, когда там проводился сезон игр КВН между школами.</text:p>
      <text:p text:style-name="P8"><text:span text:style-name="T3">Тогда уж</text:span> всем хотелось попасть в зал на втором этаже с гладким паркетным полом и тесными рядами кресел.</text:p>
      <text:p text:style-name="P8">Билеты на КВН не продавались. Их приходилось выпрашивать у пионервожатого школы, <text:span text:style-name="T4">а</text:span> <text:span text:style-name="T5">Володя Гуревич отвечал, что билеты распределяет горком комсомола, сколько ему дали для комсомольского актива школы, столько и привёз.</text:span></text:p>
      <text:p text:style-name="P9"><text:soft-page-break/>Места на билетах не значились, так что приходить надо заранее, чтобы занять кресло и не стоять всё игру в проходах и не насеститься на длинных мраморных подоконниках окон в конце зала, за которыми уже темным-темно и холодно — зима всё-таки.</text:p>
      <text:p text:style-name="P9"/>
      <text:p text:style-name="P9">Зимой уроки физкультуры проводились на улице.</text:p>
      <text:p text:style-name="P9">Учительница Любовь Ивановна отпирала «кандейку» в одноэтажном здании мастерской, рядом с дверью в пионерскую комнату и библиотеку.</text:p>
      <text:p text:style-name="P9">Ученики хватали каждый себе по паре лыж и палок, опёртых на глухие стены «кандейки» и шли на Богдана Хмельницкого — бегать «на время» под тополями вдоль трамвайной линии.</text:p>
      <text:p text:style-name="P9">Креплениями лыж служили ремешки из сыромятной кожи, с пряжками. Любовь Ивановна смотрела на свой большой круглый секундомер и объявляла кто на какую прибежал оценку.</text:p>
      <text:p text:style-name="P9">Рядом с ней стояли пара девочек, которые в этот день, почему-то, бегать не могли и держали классный журнал.</text:p>
      <text:p text:style-name="P9">Интересное получается равноправие: девочки могут не бегать и — ничего; а ребята, хочешь ты, или нет — беги!</text:p>
      <text:p text:style-name="P10">Крепления из ремешков <text:span text:style-name="T4">на школьных лыжах </text:span>слишком жёсткие и неудобные. То ли дело те, что когда-то отец <text:s/>сделал на мои <text:span text:style-name="T5">—</text:span> из толстой круглой резины.</text:p>
      <text:p text:style-name="P10">Но свои лыжи я на уроки не приносил — они для внешкольного пользования.</text:p>
      <text:p text:style-name="P10"/>
      <text:p text:style-name="P10">В тот день после обеда мы втроём пошли кататься с горки на краю Подлипного, по ту сторону Рощи.</text:p>
      <text:p text:style-name="P10">Довольно крутая горка, но мы скатились всего пару раз, а потом из села пришли двое здоровых хлопцев и стали требовать, чтоб мы дали им свои лыжи.</text:p>
      <text:p text:style-name="P10">Один даже хотел ударить Кубу, но тот увернулся и погнал вниз. Мы с Чепой тоже, но не в самом крутом месте, а наискосок.</text:p>
      <text:p text:style-name="P10">Те двое побежали за нами и на въезде в Рощу передний наступил на конец моей лыжи. Я упал.</text:p>
      <text:p text:style-name="P10">Поднявшись я увидел, что Чепа уже снял свои лыжи, вскину<text:span text:style-name="T4">л</text:span> на плечо рабочей фуфайки <text:span text:style-name="T4">и</text:span> улепётывает, петляя между <text:span text:style-name="T2">тёмных</text:span> стволов зимней Рощи.</text:p>
      <text:p text:style-name="P10">Эту картин<text:span text:style-name="T4">к</text:span>у заслонила голова в чёрной кроличьей шапке с отпущенными ушами. Мех козырька сползал ему на самые глаза и видна была лишь ухмылка толстой нижней губы.</text:p>
      <text:p text:style-name="P10"><text:span text:style-name="T6">Но и этот портрет</text:span> тоже исчез от удара в лицо. Я упал под дерево.</text:p>
      <text:p text:style-name="P10">- <text:span text:style-name="T7">Шо</text:span> не понял? Снимай лыжи.</text:p>
      <text:p text:style-name="P10">Тут подбежал второй, то ли менее выпивший, то ли более впечатлительный — снег вокруг был здорово забрызган крупными каплями крови, что продолжала течь у меня из носу.</text:p>
      <text:p text:style-name="P10">Они сказали мне уматывать и сами ушли.</text:p>
      <text:p text:style-name="P10">Я побрёл на лыжах через Рощу, затыкая нос комьями снега; один промокнет — скатываю другой.</text:p>
      <text:p text:style-name="P10">В улочке возле школы меня встретил Куба. Он заглянул мне в лицо и сказал, что надо умыться под краном, и что Володя Гуревич ждёт нас в десятом классе, хочет о чём-то поговорить.</text:p>
      <text:p text:style-name="P10">Я снял лыжи во дворе и поднялся на крыльцо пустой школы. <text:span text:style-name="T8">Кровь уже не шла.</text:span></text:p>
      <text:p text:style-name="P1">К пяти часам уборщицы уходили, оставался лишь сторож; ну, иногда пионеры какого-нибудь класса готовили монтаж под баян пионервожатого.</text:p>
      <text:p text:style-name="P1">В зеркале над раковиной я увидел, что это не моё лицо — нос стал в два раза толще, а под ним усы нарисованные бурым гримом. Подбородок тоже испачкан.</text:p>
      <text:p text:style-name="P1">Я умылся и, когда Куба сказал, что лучше всё равно не будет, вытерся платком. В носу тупо гýпало.</text:p>
      <text:p text:style-name="P1">В десятом классе, оказался один лишь Володя Гуревич. Деликатно отводя взгляд, чтоб не задеть мой нос, он произнёс речь, что это позор — наша школа который год проигрывает КВН на первой же игре.</text:p>
      <text:p text:style-name="P1">Всё потому, что слишком полагаемся на выпускные классы. Надо ломать эту порочную <text:soft-page-break/>практику. Нужны новые силы. Так сказать, новая кровь.</text:p>
      <text:p text:style-name="P1">Я оглянулся на Кубу. Тот пожал плечами и Володя Гуревич объявил, что капитаном команды КВН нашей школы буду я.</text:p>
      <text:p text:style-name="P1">У меня загýпало сильнее, но не в носу, а в затылке, как от той публикации в журнале «Пионер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26:20.776896623</meta:creation-date>
    <dc:date>2017-03-01T16:26:30.697882899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61" meta:word-count="1038" meta:character-count="6481" meta:non-whitespace-character-count="5476"/>
    <meta:generator>LibreOffice/4.3.3.2$Linux_x86 LibreOffice_project/430m0$Build-2</meta:generator>
  </office:meta>
</office:document-meta>
</file>